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f75" officeooo:paragraph-rsid="00096f75"/>
    </style:style>
    <style:style style:name="P2" style:family="paragraph" style:parent-style-name="Standard">
      <style:text-properties officeooo:rsid="000a24cc" officeooo:paragraph-rsid="000a24cc"/>
    </style:style>
    <style:style style:name="P3" style:family="paragraph" style:parent-style-name="Standard">
      <style:text-properties officeooo:rsid="000a24cc" officeooo:paragraph-rsid="00096f75"/>
    </style:style>
    <style:style style:name="P4" style:family="paragraph" style:parent-style-name="Standard">
      <style:text-properties officeooo:rsid="000cc001" officeooo:paragraph-rsid="000cc001"/>
    </style:style>
    <style:style style:name="T1" style:family="text">
      <style:text-properties officeooo:rsid="00096f75"/>
    </style:style>
    <style:style style:name="T2" style:family="text">
      <style:text-properties officeooo:rsid="000a24cc"/>
    </style:style>
    <style:style style:name="T3" style:family="text">
      <style:text-properties officeooo:rsid="000bdb03"/>
    </style:style>
    <style:style style:name="T4" style:family="text">
      <style:text-properties officeooo:rsid="000ce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Khi khách hàng không đăng nhập:</text:p>
      <text:p text:style-name="P1"><text:tab/><text:span text:style-name="T2">1.</text:span> nếu gọi đến 1 đường dẫn nào đó ( ví dụ: /admin ) thì hệ thống redirect về trang <text:span text:style-name="T4">chủ </text:span></text:p>
      <text:p text:style-name="P1"><text:tab/><text:span text:style-name="T2">2.</text:span> gọi đến path /page/:page để đến page thứ n của trang</text:p>
      <text:p text:style-name="P1"><text:tab/><text:span text:style-name="T2">3.</text:span> click vào tên sản phẩm trong trang sẽ chuyển đến đường dẫn /product/:productId trong giao diện đó thì có hình ảnh, tên sản phẩm và một nút đặt hàng → click vào nút đặt hàng khi chưa đăng nhập hệ thống sẽ redirect về (/login) <text:s/></text:p>
      <text:p text:style-name="P1"><text:tab/><text:span text:style-name="T2">4.</text:span> khi click vào nút thêm sản phẩm vào giỏ hàng (nút có hình xe hàng) nếu chưa đăng nhập thì hệ thống sẽ redirect về (/login)</text:p>
      <text:p text:style-name="P1"><text:span text:style-name="T2"><text:tab/>5.</text:span> khi click vào trang menu(ví dụ menu ca<text:span text:style-name="T2">fe</text:span>) thì hệ thống chuyển tới (menu/:menu)<text:tab/></text:p>
      <text:p text:style-name="P1"/>
      <text:p text:style-name="P1"/>
      <text:p text:style-name="P1"/>
      <text:p text:style-name="P1">- <text:span text:style-name="T2">Khi khách hàng đã đăng nhập</text:span></text:p>
      <text:p text:style-name="P3">1. ẩn đi button đăng nhập, hiện ra button đăng xuất, icon user, icon cart</text:p>
      <text:p text:style-name="P2">2. Khi gọi đến trang chủ đường dẫn không thay đổi, ví dụ</text:p>
      <text:p text:style-name="P2"><text:tab/>- trước khi đăng nhập đường dẫn trang chủ là vuighe.net</text:p>
      <text:p text:style-name="P2"><text:tab/>- thì sau khi đăng nhập đường dẫn trang chủ vẫn là vuighe.net</text:p>
      <text:p text:style-name="P2"><text:tab/>- tóm lại sau khi đăng nhập và trước khi đăng nhập chỉ khác các thành phần ở chú ý 1</text:p>
      <text:p text:style-name="P2">3. <text:span text:style-name="T1"><text:s/>click vào tên sản phẩm trong trang sẽ chuyển đến đường dẫn /product/:productId trong giao diện đó thì có hình ảnh, tên sản phẩm và một nút đặt hàng → click vào nút đặt hàng →</text:span> giao diện để <text:span text:style-name="T3">nhập số lượng hiện lên, trong giao diện đó sẽ có hình ảnh, giá, tên sản phẩm đang chọn, sau khi nhập số lượng, tổng giá hiện lên → click xác nhận → thông tin được lưu vào bảng cart</text:span></text:p>
      <text:p text:style-name="P2"/>
      <text:p text:style-name="P4">4. khi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22:30:52.708681379</meta:creation-date>
    <dc:date>2022-07-31T22:46:21.250512430</dc:date>
    <meta:editing-duration>PT40M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90" meta:character-count="1356" meta:non-whitespace-character-count="1066"/>
  </office:meta>
</office:document-meta>
</file>